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weight="bold" style:font-weight-asian="bold" style:font-weight-complex="bold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language="eu" fo:country="none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3">
      <style:text-properties fo:language="eu" fo:country="none" style:text-underline-style="none" fo:font-weight="normal" style:font-weight-asian="normal" style:font-weight-complex="normal"/>
    </style:style>
    <style:style style:name="P6" style:family="paragraph" style:parent-style-name="Standard" style:list-style-name="L2">
      <style:text-properties fo:language="eu" fo:country="none"/>
    </style:style>
    <style:style style:name="P7" style:family="paragraph" style:parent-style-name="Standard" style:list-style-name="L2">
      <style:text-properties fo:language="eu" fo:country="none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2">
      <style:text-properties fo:language="eu" fo:country="non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language="eu" fo:country="none" fo:font-style="normal" style:text-underline-style="none" fo:font-weight="bold" style:font-style-asian="normal" style:font-weight-asian="bold" style:font-style-complex="normal" style:font-weight-complex="bold"/>
    </style:style>
    <style:style style:name="P14" style:family="paragraph" style:parent-style-name="Standard" style:list-style-name="L4">
      <style:text-properties fo:language="eu" fo:country="none"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language="eu" fo:country="non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6" style:family="paragraph" style:parent-style-name="Standard" style:list-style-name="L2">
      <style:text-properties fo:language="eu" fo:country="none" fo:font-style="italic" style:font-style-asian="italic" style:font-style-complex="italic"/>
    </style:style>
    <style:style style:name="P17" style:family="paragraph" style:parent-style-name="Standard" style:list-style-name="L2">
      <style:text-properties fo:language="eu" fo:country="none" fo:font-style="italic" style:text-underline-style="none" fo:font-weight="bold" style:font-style-asian="italic" style:font-weight-asian="bold" style:font-style-complex="italic" style:font-weight-complex="bold"/>
    </style:style>
    <style:style style:name="P18" style:family="paragraph" style:parent-style-name="Standard" style:list-style-name="L4">
      <style:text-properties fo:language="eu" fo:country="none" fo:font-style="italic" style:text-underline-style="none" fo:font-weight="bold" style:font-style-asian="italic" style:font-weight-asian="bold" style:font-style-complex="italic" style:font-weight-complex="bold"/>
    </style:style>
    <style:style style:name="P19" style:family="paragraph" style:parent-style-name="Standard" style:list-style-name="L3">
      <style:paragraph-properties fo:break-before="page"/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break-before="page"/>
      <style:text-properties fo:language="eu" fo:country="non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break-before="page"/>
      <style:text-properties fo:language="eu" fo:country="non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eu" fo:country="none"/>
    </style:style>
    <style:style style:name="T19" style:family="text">
      <style:text-properties fo:language="eu" fo:country="none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language="eu" fo:country="none"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font-style-asian="normal"/>
    </style:style>
    <style:style style:name="T22" style:family="text">
      <style:text-properties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zeroa</text:p>
      <text:p text:style-name="P4"/>
      <text:list xml:id="list266167639" text:style-name="L3">
        <text:list-item>
          <text:p text:style-name="P5">Saioa hasi</text:p>
        </text:list-item>
      </text:list>
      <text:list xml:id="list1548700312" text:style-name="L2">
        <text:list-item>
          <text:p text:style-name="P6"><text:span text:style-name="T13">Nola hasi eta amaitzen da E.Ka.</text:span></text:p>
          <text:list>
            <text:list-item>
              <text:p text:style-name="P7"><text:span text:style-name="T5">Hasi:</text:span><text:span text:style-name="T7">Erabiltzailea aplikazioaren hasierako orrialdean egongo da.</text:span></text:p>
            </text:list-item>
            <text:list-item>
              <text:p text:style-name="P7"><text:span text:style-name="T5">Amaiera: </text:span><text:span text:style-name="T7">Erabiltzailea kautotua eta bere hasierako orrialdean egongo da.</text:span></text:p>
            </text:list-item>
          </text:list>
        </text:list-item>
        <text:list-item>
          <text:p text:style-name="P16"><text:span text:style-name="T6">Gertaeren fluxu normala.</text:span></text:p>
          <text:list>
            <text:list-item>
              <text:p text:style-name="P8"><text:span text:style-name="T5">Erabiltzailea bere datuak sartuko ditu textarea-n eta botoia klikatuko du.</text:span></text:p>
            </text:list-item>
            <text:list-item>
              <text:p text:style-name="P8"><text:span text:style-name="T5">Aplikazioak datuak existitzen direla konprobatuko du eta erabiltzailea bere hasierako web orrialdera bideratuko du.</text:span></text:p>
            </text:list-item>
          </text:list>
        </text:list-item>
        <text:list-item>
          <text:p text:style-name="P16"><text:span text:style-name="T6">Gertaeren fluxu ezohikoa.</text:span></text:p>
          <text:list>
            <text:list-item>
              <text:p text:style-name="P8"><text:span text:style-name="T5">Erabiltzaileak textarea utzik usten badu, edota bere datuak oker sartzen baditu, errore mezu bat agertuko zaio, saioa hastea ezinezkoa izan dela azalduz.</text:span></text:p>
              <text:p text:style-name="P8"><text:span text:style-name="T5"/></text:p>
            </text:list-item>
          </text:list>
        </text:list-item>
      </text:list>
      <text:list xml:id="list707773042" text:continue-list="list266167639" text:style-name="L3">
        <text:list-item>
          <text:p text:style-name="P5">Saioa itxi</text:p>
        </text:list-item>
      </text:list>
      <text:list xml:id="list778464442" text:continue-list="list1548700312" text:style-name="L2">
        <text:list-item>
          <text:p text:style-name="P17">Nola hasi eta amaitzen da E.Ka.</text:p>
          <text:list>
            <text:list-item>
              <text:p text:style-name="P13">Hasi: <text:span text:style-name="T2">Erabiltzailea kautotuta dago</text:span></text:p>
            </text:list-item>
            <text:list-item>
              <text:p text:style-name="P11"><text:span text:style-name="T9">Amaiera:</text:span> <text:s/>Erabiltzailea ez dago kautotuta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Erabiltzailea irteteko botoia klikatuko du</text:p>
            </text:list-item>
            <text:list-item>
              <text:p text:style-name="P11">Aplikazioak bere sesioko datuak ezabatu eta hasierako web orrialdera bideratuko du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rabiltzailea ez badago kautotua jada, eta irten-i ematen badio, errorea.</text:p>
            </text:list-item>
          </text:list>
        </text:list-item>
      </text:list>
      <text:p text:style-name="P9"/>
      <text:p text:style-name="P9"/>
      <text:list xml:id="list113554364" text:continue-list="list707773042" text:style-name="L3">
        <text:list-item>
          <text:p text:style-name="P5"><text:span text:style-name="T15">Bere kurtsoak kontsultatu</text:span></text:p>
        </text:list-item>
      </text:list>
      <text:list xml:id="list706341322" text:continue-list="list778464442" text:style-name="L2">
        <text:list-item>
          <text:p text:style-name="P17">Nola hasi eta amaitzen da E.Ka.</text:p>
          <text:list>
            <text:list-item>
              <text:p text:style-name="P13">Hasi: <text:span text:style-name="T2">Erabiltzailea kautotuta eta bere hasierako web orrialdean egongo da.</text:span></text:p>
            </text:list-item>
            <text:list-item>
              <text:p text:style-name="P13">Amaiera: <text:span text:style-name="T2">Erabiltzaileak izena eman duen kurtsoen lista ikusiko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Aplikazioak datuak eskuratuko ditu eta taula baten sartuko ditu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z badu izenik eman kurtsoetan abisu bat agertuko zaio pantailan</text:p>
            </text:list-item>
          </text:list>
        </text:list-item>
      </text:list>
      <text:p text:style-name="P9"/>
      <text:list xml:id="list447002682" text:continue-list="list113554364" text:style-name="L3">
        <text:list-item>
          <text:p text:style-name="P10">Egindako alokairuak kontsultatu</text:p>
        </text:list-item>
      </text:list>
      <text:list xml:id="list1305176816" text:continue-list="list706341322" text:style-name="L2">
        <text:list-item>
          <text:p text:style-name="P17">Nola hasi eta amaitzen da E.Ka.</text:p>
          <text:list>
            <text:list-item>
              <text:p text:style-name="P13">Hasi: <text:span text:style-name="T2">Erabiltzailea kautotua eta bere hasierako web orrialdean egongo da.</text:span></text:p>
            </text:list-item>
            <text:list-item>
              <text:p text:style-name="P13">Amaiera: <text:span text:style-name="T2">Erabiltzaileak izena eman duen kurtsoen lista ikusiko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Aplikazioak datuak eskuratu eta taula baten sartuko ditu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z alokairurik egin abisu bat agertuko zaio pantailan.</text:p>
            </text:list-item>
          </text:list>
        </text:list-item>
      </text:list>
      <text:p text:style-name="P9"/>
      <text:list xml:id="list1944831670" text:continue-list="list447002682" text:style-name="L3">
        <text:list-item>
          <text:p text:style-name="P19">Instalazioak alokatu</text:p>
        </text:list-item>
      </text:list>
      <text:list xml:id="list1748677788" text:continue-list="list1305176816" text:style-name="L2">
        <text:list-item>
          <text:p text:style-name="P17">Nola hasi eta amaitzen da E.Ka.</text:p>
          <text:list>
            <text:list-item>
              <text:p text:style-name="P13">Hasi: <text:span text:style-name="T2">Erabiltzailea kautotua eta bere hasierako web orrialdean egongo da.</text:span></text:p>
            </text:list-item>
            <text:list-item>
              <text:p text:style-name="P13">Amaiera: <text:s/><text:span text:style-name="T2">Erabiltzaileak instalazio bat alokatu dut denbora tarte baterako egun jakin baten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Erabiltzailea bere hasierako web orrialdean egongo da, eta Alokairuak atalera joango da.</text:p>
            </text:list-item>
            <text:list-item>
              <text:p text:style-name="P11">Bertan berak egindako alokairuen zerrenda agertuko zaio.</text:p>
            </text:list-item>
            <text:list-item>
              <text:p text:style-name="P11">Alokairu berria egin klikatuko du.</text:p>
            </text:list-item>
            <text:list-item>
              <text:p text:style-name="P11">Eskuragarri dauden instalazioen lista duen orrira bideratua izango da, bertan alokatu nahi den instalazioan klikatu eta alokatzeko formularioa irekiko zaio.</text:p>
            </text:list-item>
            <text:list-item>
              <text:p text:style-name="P11">Interfazean libre dagoen ordu eta egun bat aukeratuko du.</text:p>
            </text:list-item>
            <text:list-item>
              <text:p text:style-name="P11">Guztia amaitutakoan alokairua gorde eta bezeroari “Onartua” mezu bat inprimatu; eta bere hasierako web orrialdera bideratu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rabiltzaileak alokatu nahi duen instalazioak ez ditu ordu librerik.</text:p>
              <text:list>
                <text:list-item>
                  <text:p text:style-name="P11">Errore mezu bat agertuko zaio.</text:p>
                </text:list-item>
              </text:list>
            </text:list-item>
            <text:list-item>
              <text:p text:style-name="P11">Alokatu nahi duen ordu edo eguna ez dago eskuragarri (okupatuta dagoelako edota adibidez jai eguna delako)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p text:style-name="P9"/>
      <text:list xml:id="list283228782" text:continue-list="list1944831670" text:style-name="L3">
        <text:list-item>
          <text:p text:style-name="P10">Tarifa berritu</text:p>
        </text:list-item>
      </text:list>
      <text:list xml:id="list1772667916" text:continue-list="list1748677788" text:style-name="L2">
        <text:list-item>
          <text:p text:style-name="P17">Nola hasi eta amaitzen da E.Ka</text:p>
          <text:list>
            <text:list-item>
              <text:p text:style-name="P13">Hasi: <text:span text:style-name="T2">Erabiltzailea kautotua eta bere hasierako web orrialdean egongo da.</text:span></text:p>
            </text:list-item>
            <text:list-item>
              <text:p text:style-name="P13">Amaiera: <text:span text:style-name="T2">Erabiltzaileak polikiroldegiarekin adostua duen tarifa berritu edo berria hartu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Erabiltzailea bere hasierako web orrialdean egongo da, eta bere datu pertsonaletara joateko linkean klikatuko du.</text:p>
            </text:list-item>
            <text:list-item>
              <text:p text:style-name="P11">Bertan, tarifa aukeratu apartatura joango da.</text:p>
              <text:list>
                <text:list-item>
                  <text:p text:style-name="P11">Interfaze horretan berak duen tarifa agertuko zaio, eta baita eskuragarri daudenak.</text:p>
                </text:list-item>
                <text:list-item>
                  <text:p text:style-name="P11">Berritu edota Berria hartu aukeratu dezake.</text:p>
                  <text:list>
                    <text:list-item>
                      <text:p text:style-name="P11">Berritu: Aurreko Tarifa berria hartuko du.</text:p>
                    </text:list-item>
                    <text:list-item>
                      <text:p text:style-name="P11">Berria hartu: Listatik bat aukeratu eta Berria hartu klikatzean, bere tarifa aldatuko da.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list xml:id="list1277175797" text:continue-numbering="true" text:style-name="L2">
        <text:list-item>
          <text:list>
            <text:list-item>
              <text:p text:style-name="P11">Beste orrialde batera bideratua izango bere aldaketaren konfirmazioa jasotzeko. Onartzerakoan, aldaketak gorde, eta bere hasierako orrialdera bideratua izango da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Konfirmazioan ezeztatu klikatzerakoan, hasierako web orrialdera bideratua izango da, inolako aldaketarik egin gabe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647775332" text:continue-list="list283228782" text:style-name="L3">
        <text:list-item>
          <text:p text:style-name="P10"><text:soft-page-break/>Kurtsoa hartu</text:p>
        </text:list-item>
      </text:list>
      <text:list xml:id="list1403353646" text:continue-list="list1277175797" text:style-name="L2">
        <text:list-item>
          <text:p text:style-name="P17">Nola hasi eta amaitzen da E.Ka.</text:p>
          <text:list>
            <text:list-item>
              <text:p text:style-name="P13">Hasi: <text:span text:style-name="T2">Erabiltzailea kautotua eta bere hasierako web orrialdean egongo da.</text:span></text:p>
            </text:list-item>
            <text:list-item>
              <text:p text:style-name="P13">Amaiera: <text:span text:style-name="T2">Erabiltzaileak kurtso berri baten izena eman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Kurtsoak-en barruan, izena eman-en klikatuko du.</text:p>
            </text:list-item>
            <text:list-item>
              <text:p text:style-name="P11">Orri berri batera bideratua izango da, eskuragarri dauden espezialitateak erakutsiz.</text:p>
            </text:list-item>
            <text:list-item>
              <text:p text:style-name="P11">Erabiltzailea bat aukeratu eta erakutsi botoiari klikatu. Aukeratutako espezialitatearekin lotura dauden kurtsoen lista agertuko da.</text:p>
            </text:list-item>
            <text:list-item>
              <text:p text:style-name="P11">Bat aukeratu eta izena eman botoia klikatuko du.</text:p>
            </text:list-item>
            <text:list-item>
              <text:p text:style-name="P11">Sistemak informazioa gordeko du.</text:p>
            </text:list-item>
            <text:list-item>
              <text:p text:style-name="P11">Erabiltzailea hasierako web orrialdera bideratua izango da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rabiltzaileak izena eman nahi duen kurtsoa beteta dago.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p text:style-name="P9"/>
      <text:p text:style-name="P4"/>
      <text:p text:style-name="P21">Pertsona</text:p>
      <text:p text:style-name="P9"/>
      <text:list xml:id="list1168829580" text:continue-list="list647775332" text:style-name="L3">
        <text:list-item>
          <text:p text:style-name="P10">Harpidetu</text:p>
        </text:list-item>
      </text:list>
      <text:list xml:id="list1522694774" text:style-name="L4">
        <text:list-item>
          <text:p text:style-name="P18">Nola hasi eta amaitzen da E.Ka</text:p>
          <text:list>
            <text:list-item>
              <text:p text:style-name="P14">Hasi: <text:span text:style-name="T2">Pertsona hasierako web orrialdean dago.</text:span></text:p>
            </text:list-item>
            <text:list-item>
              <text:p text:style-name="P14">Amaiera: <text:span text:style-name="T2">Pertsona polikiroldegian izena eman du.</text:span></text:p>
            </text:list-item>
          </text:list>
        </text:list-item>
        <text:list-item>
          <text:p text:style-name="P18">Gertaeren fluxu normala.</text:p>
          <text:list>
            <text:list-item>
              <text:p text:style-name="P12">Pertsonak izena eman eman botoian klikatuko du.</text:p>
            </text:list-item>
            <text:list-item>
              <text:p text:style-name="P12">Bideratua izango da beste orrialde batera. Bertan, bere datu pertsonalak bete, pasahitz bat emango du eta baita tarifa bat aukeratu.</text:p>
              <text:list>
                <text:list-item>
                  <text:p text:style-name="P12">Azken hori egiteko eskuragarri dauden tarifen informazioa kontsultatu dezake nahi baldin badu.</text:p>
                </text:list-item>
              </text:list>
            </text:list-item>
            <text:list-item>
              <text:p text:style-name="P12">Guztia betetzerakoan Onartu botoian klikatuko du.</text:p>
            </text:list-item>
            <text:list-item>
              <text:p text:style-name="P12">Aplikazioak datuak gorde eta emandako email helbidera mezu bat bidaliko dio bere eskaera onartu dela <text:s/>esateko.</text:p>
            </text:list-item>
          </text:list>
        </text:list-item>
        <text:list-item>
          <text:p text:style-name="P18">Gertaeren fluxu ezohikoa.</text:p>
          <text:list>
            <text:list-item>
              <text:p text:style-name="P12">Pertsonak datuetan karaktere ez egokiak edota hutsik utzi ditu laukitxoak, eta Onartu-ri eman dio.</text:p>
              <text:list>
                <text:list-item>
                  <text:p text:style-name="P12">Errore mezua.</text:p>
                </text:list-item>
              </text:list>
            </text:list-item>
          </text:list>
        </text:list-item>
      </text:list>
      <text:p text:style-name="P9"/>
      <text:list xml:id="list2000609554" text:continue-list="list1168829580" text:style-name="L3">
        <text:list-item>
          <text:p text:style-name="P10">Instalazioak kontsultatu</text:p>
        </text:list-item>
      </text:list>
      <text:list xml:id="list967769965" text:continue-list="list1403353646" text:style-name="L2">
        <text:list-item>
          <text:p text:style-name="P17">Nola hasi eta amaitzen da E.Ka.</text:p>
          <text:list>
            <text:list-item>
              <text:p text:style-name="P1">Hasi:<text:span text:style-name="T19"> Kautotuta ez dagoen erabiltzaile bat <text:s/>(Pertsona) hasierako orrialdean dago.</text:span></text:p>
            </text:list-item>
            <text:list-item>
              <text:p text:style-name="P13">Amaiera: <text:span text:style-name="T2">Pertsonak, polikiroldegiak eskuragarri dituen instalazioen lista ikusi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Erabiltzailea Instalazioak botoian klikatu.</text:p>
            </text:list-item>
            <text:list-item>
              <text:p text:style-name="P11">Aplikazioak eskuragarri dauden instalazioen datuak kargatu eta erabiltzaileari erakutsiko dizkio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z dago instalaziorik polikiroldegian.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p text:style-name="P9"/>
      <text:list xml:id="list548829304" text:continue-list="list2000609554" text:style-name="L3">
        <text:list-item>
          <text:p text:style-name="P10">Kurtsoak kontsultatu</text:p>
        </text:list-item>
      </text:list>
      <text:list xml:id="list1814449892" text:continue-list="list967769965" text:style-name="L2">
        <text:list-item>
          <text:p text:style-name="P17">Nola hasi eta amaitzen da E.Ka</text:p>
          <text:list>
            <text:list-item>
              <text:p text:style-name="P1">Hasi:<text:span text:style-name="T19"> Kautotuta ez dagoen erabiltzaile bat <text:s/>(Pertsona) hasierako orrialdean dago.</text:span></text:p>
            </text:list-item>
            <text:list-item>
              <text:p text:style-name="P13">Amaiera: <text:span text:style-name="T2">Pertsonak, polikiroldegiak eskuragarri dituen espezialitateen eta kurtsoen lista ikusi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Pertsona Kurtsoak botoian klikatuko du.</text:p>
            </text:list-item>
            <text:list-item>
              <text:p text:style-name="P11">Aplikazioak eskuragarri dauden espezialitateak kargatuko ditu.</text:p>
            </text:list-item>
            <text:list-item>
              <text:p text:style-name="P11">Pertsonak, espezialitate bat aukeratu eta Erakutsi botoia klikatuko du, honi buruzko kurtsoak erakusteko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Kurtsoak ez dituen espezialitate baten klikatzean.</text:p>
              <text:list>
                <text:list-item>
                  <text:p text:style-name="P11">Abisua, ez dago kurtsorik.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list xml:id="list1069726220" text:continue-list="list548829304" text:style-name="L3">
        <text:list-item>
          <text:p text:style-name="P10"><text:soft-page-break/>Tarifak kontsultatu</text:p>
        </text:list-item>
      </text:list>
      <text:list xml:id="list1334897075" text:continue-list="list1814449892" text:style-name="L2">
        <text:list-item>
          <text:p text:style-name="P17">Nola hasi eta amaitzen da E.Ka</text:p>
          <text:list>
            <text:list-item>
              <text:p text:style-name="P1">Hasi:<text:span text:style-name="T19"> Kautotuta ez dagoen erabiltzaile bat <text:s/>(Pertsona) hasierako orrialdean dago.</text:span></text:p>
            </text:list-item>
            <text:list-item>
              <text:p text:style-name="P13">Amaiera: <text:span text:style-name="T2">Pertsonak, polikiroldegiak eskuragarri dituen tarifen lista ikusi d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Erabiltzailea Tarifak botoian klikatu.</text:p>
            </text:list-item>
            <text:list-item>
              <text:p text:style-name="P11">Aplikazioak eskuragarri dauden tarifen informazioa kargatu eta erabiltzaileari erakutsiko dizkio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Ez dago</text:p>
            </text:list-item>
          </text:list>
        </text:list-item>
      </text:list>
      <text:p text:style-name="P9"/>
      <text:p text:style-name="P9"/>
      <text:p text:style-name="P9"/>
      <text:p text:style-name="P20">Administratzailea</text:p>
      <text:p text:style-name="P15"/>
      <text:list xml:id="list353717692" text:continue-list="list1069726220" text:style-name="L3">
        <text:list-item>
          <text:p text:style-name="P10">Bezeroak kudeatu</text:p>
        </text:list-item>
      </text:list>
      <text:list xml:id="list1938451684" text:continue-list="list1334897075" text:style-name="L2">
        <text:list-item>
          <text:p text:style-name="P17">Nola hasi eta amaitzen da E.Ka</text:p>
          <text:list>
            <text:list-item>
              <text:p text:style-name="P13">Hasi: <text:span text:style-name="T2">Administratzailea kautotuta dago eta bere hasierako web orrialdean.</text:span></text:p>
            </text:list-item>
            <text:list-item>
              <text:p text:style-name="P13">Amaiera: <text:span text:style-name="T2">Administratzaileak polikiroldegiaren bezeroak kudeatu dit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Administratzailea listatik bezero bat aukeratu eta onako botoietako baten klikatu dezake: <text:span text:style-name="T12">Aldatu || Ezabatu || Kontsultatu. </text:span>Bezero berri bat gehitu nahi baldin badu bakarrik <text:span text:style-name="T12">Gehitu</text:span> botoian klikatu.</text:p>
              <text:list>
                <text:list-item>
                  <text:p text:style-name="P11">Aldatu: Bezeroaren datuak dituen formulario bat agertuko da, nahi diren datuak aldatu, eta Onartu botoian klikatu.</text:p>
                </text:list-item>
                <text:list-item>
                  <text:p text:style-name="P11">Ezabatu: Konfirmatzeko mezu bat agertuko da, Bai klikatzen bada, bezeroa sistematik ezabatua izango da.</text:p>
                </text:list-item>
                <text:list-item>
                  <text:p text:style-name="P11">Kontsultatu: Bezeroaren informazio guztia beste interfaze baten ikusteko funtzionalitatea. Bere informazio pertsonala, alokairuak eta izena eman duen kurtsoak agertuko dira.</text:p>
                </text:list-item>
                <text:list-item>
                  <text:p text:style-name="P11">Gehitu: Formulario bat agertuko da, <text:s/>bezero berri bat sisteman gehitzeko. Funtzionalitate hau harpidetu bezalakoa da.</text:p>
                </text:list-item>
              </text:list>
            </text:list-item>
            <text:list-item>
              <text:p text:style-name="P11">Aurrekoetako bat egin ondoren, hasierako orrialdera bideratua izango da.</text:p>
              <text:p text:style-name="P11"><text:span text:style-name="T15"/>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Aldatu/Gehitu: Inolako errorerik baldin badago idazkeran.</text:p>
              <text:list>
                <text:list-item>
                  <text:p text:style-name="P11">Errore mezua.</text:p>
                </text:list-item>
              </text:list>
            </text:list-item>
            <text:list-item>
              <text:p text:style-name="P11">Gehitu: ID hori duen bezeroa jada existitzen da.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list xml:id="list364856106" text:continue-list="list353717692" text:style-name="L3">
        <text:list-item>
          <text:p text:style-name="P10">Moniroreak kudeatu</text:p>
        </text:list-item>
      </text:list>
      <text:list xml:id="list1989055149" text:continue-list="list1938451684" text:style-name="L2">
        <text:list-item>
          <text:p text:style-name="P17">Nola hasi eta amaitzen da E.Ka</text:p>
          <text:list>
            <text:list-item>
              <text:p text:style-name="P13">Hasi: <text:span text:style-name="T2">Administratzailea kautotuta dago eta bere hasierako web orrialdean.</text:span></text:p>
            </text:list-item>
            <text:list-item>
              <text:p text:style-name="P13">Amaiera: <text:span text:style-name="T2">Administratzaileak polikiroldegiaren monitoreak kudeatu ditu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Administratzailea listatik monitore bat aukeratu eta onako botoietako baten klikatu dezake: <text:span text:style-name="T12">Aldatu || Ezabatu || Kontsultatu. </text:span>Monitore berri bat gehitu nahi baldin badu bakarrik <text:span text:style-name="T12">Gehitu</text:span> botoian klikatu.</text:p>
              <text:list>
                <text:list-item>
                  <text:p text:style-name="P11">Aldatu: Monitorearen datuak dituen formulario bat agertuko da, nahi diren datuak aldatu, eta Onartu botoian klikatu.</text:p>
                </text:list-item>
                <text:list-item>
                  <text:p text:style-name="P11">Ezabatu: Konfirmatzeko mezu bat agertuko da, Bai klikatzen bada, <text:s/>monitorea sistematik ezabatua izango da.</text:p>
                </text:list-item>
                <text:list-item>
                  <text:p text:style-name="P11">Kontsultatu: Monitoaren informazio guztia beste interfaze baten ikusteko funtzionalitatea. Bere informazio pertsonala, alokairuak eta izena eman duen kurtsoak agertuko dira.</text:p>
                </text:list-item>
                <text:list-item>
                  <text:p text:style-name="P11">Gehitu: Formulario bat agertuko da, <text:s/>monitore berri bat sisteman gehitzeko. Funtzionalitate hau harpidetu bezalakoa da.</text:p>
                </text:list-item>
              </text:list>
            </text:list-item>
            <text:list-item>
              <text:p text:style-name="P11">Aurrekoetako bat egin ondoren, hasierako orrialdera bideratua izango da.</text:p>
              <text:p text:style-name="P11"><text:span text:style-name="T15"/>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Aldatu/Gehitu: Inolako errorerik baldin badago idazkeran.</text:p>
              <text:list>
                <text:list-item>
                  <text:p text:style-name="P11">Errore mezua.</text:p>
                </text:list-item>
              </text:list>
            </text:list-item>
            <text:list-item>
              <text:p text:style-name="P11">Gehitu: ID hori duen monitorea jada existitzen da.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list xml:id="list1302534466" text:continue-list="list364856106" text:style-name="L3">
        <text:list-item>
          <text:p text:style-name="P10"><text:soft-page-break/>Tarifak tratatu</text:p>
        </text:list-item>
      </text:list>
      <text:list xml:id="list333502187" text:continue-list="list1989055149" text:style-name="L2">
        <text:list-item>
          <text:p text:style-name="P17">Nola hasi eta amaitzen da E.Ka</text:p>
          <text:list>
            <text:list-item>
              <text:p text:style-name="P13">Hasi: <text:span text:style-name="T2">Administratzailea kautotuta dago eta bere hasierako web orrialdean.</text:span></text:p>
            </text:list-item>
            <text:list-item>
              <text:p text:style-name="P13">Amaiera: <text:span text:style-name="T2">Administratzaileak polikiroldegiaren monitoreak kudeatu ditu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Administratzailea listatik tarifa bat aukeratu eta onako botoietako baten klikatu dezake: <text:span text:style-name="T12">Aldatu || Ezabatu || Kontsultatu. </text:span>Tarifa berri bat gehitu nahi baldin badu bakarrik <text:span text:style-name="T12">Gehitu</text:span> botoian klikatu.</text:p>
              <text:list>
                <text:list-item>
                  <text:p text:style-name="P11">Aldatu: Monitorearen datuak dituen formulario bat agertuko da, nahi diren datuak aldatu, eta Onartu botoian klikatu.</text:p>
                </text:list-item>
                <text:list-item>
                  <text:p text:style-name="P11">Ezabatu: Konfirmatzeko mezu bat agertuko da, Bai klikatzen bada, <text:s/>tarifa sistematik ezabatua izango da.</text:p>
                </text:list-item>
                <text:list-item>
                  <text:p text:style-name="P11">Kontsultatu: Tarifaren informazio guztia beste interfaze baten ikusteko funtzionalitatea. </text:p>
                </text:list-item>
                <text:list-item>
                  <text:p text:style-name="P11">Gehitu: Formulario bat agertuko da, <text:s/>tarifa bat sisteman gehitzeko. </text:p>
                </text:list-item>
              </text:list>
            </text:list-item>
            <text:list-item>
              <text:p text:style-name="P11">Aurrekoetako bat egin ondoren, hasierako orrialdera bideratua izango da.</text:p>
              <text:p text:style-name="P11"><text:span text:style-name="T15"/>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Aldatu/Gehitu: Inolako errorerik baldin badago idazkeran.</text:p>
              <text:list>
                <text:list-item>
                  <text:p text:style-name="P11">Errore mezua.</text:p>
                </text:list-item>
              </text:list>
            </text:list-item>
            <text:list-item>
              <text:p text:style-name="P11">Gehitu: ID hori duen tarifa jada existitzen da.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p text:style-name="P15"/>
      <text:list xml:id="list1111207727" text:continue-list="list1302534466" text:style-name="L3">
        <text:list-item>
          <text:p text:style-name="P10">Kurtsoak tratatu</text:p>
        </text:list-item>
      </text:list>
      <text:list xml:id="list1382817034" text:continue-list="list333502187" text:style-name="L2">
        <text:list-item>
          <text:p text:style-name="P17">Nola hasi eta amaitzen da E.Ka</text:p>
          <text:list>
            <text:list-item>
              <text:p text:style-name="P13">Hasi: <text:span text:style-name="T2">Administratzailea kautotuta dago eta bere hasierako web orrialdean.</text:span></text:p>
            </text:list-item>
            <text:list-item>
              <text:p text:style-name="P2"><text:span text:style-name="T20">Amaiera: </text:span><text:span text:style-name="T19">Administratzaileak polikiroldegiaren monitoreak kudeatu ditu</text:span><text:span text:style-name="T20"> 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11">Administratzailea listatik kurtso bat aukeratu eta onako botoietako baten klikatu dezake: <text:span text:style-name="T12">Aldatu || Ezabatu || Kontsultatu. </text:span>Kurtso berri bat gehitu nahi baldin badu bakarrik <text:span text:style-name="T12">Gehitu</text:span> botoian klikatu.</text:p>
              <text:list>
                <text:list-item>
                  <text:p text:style-name="P11">Aldatu: Kurtsoaren datuak dituen formulario bat agertuko da, nahi diren datuak aldatu, eta Onartu botoian klikatu.</text:p>
                </text:list-item>
                <text:list-item>
                  <text:p text:style-name="P11">Ezabatu: Konfirmatzeko mezu bat agertuko da, Bai klikatzen bada, <text:s/>kurtsoa sistematik ezabatua izango da.</text:p>
                </text:list-item>
                <text:list-item>
                  <text:p text:style-name="P11">Kontsultatu: Kurtsoaren informazio guztia beste interfaze baten ikusteko funtzionalitatea: ordutegia, ...</text:p>
                </text:list-item>
                <text:list-item>
                  <text:p text:style-name="P11">Gehitu: Formulario bat agertuko da, <text:s/>kurtso berri bat sisteman gehitzeko. </text:p>
                </text:list-item>
              </text:list>
            </text:list-item>
            <text:list-item>
              <text:p text:style-name="P11">Aurrekoetako bat egin ondoren, hasierako orrialdera bideratua izango da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Aldatu/Gehitu: Inolako errorerik baldin badago idazkeran.</text:p>
              <text:list>
                <text:list-item>
                  <text:p text:style-name="P11">Errore mezua.</text:p>
                </text:list-item>
              </text:list>
            </text:list-item>
            <text:list-item>
              <text:p text:style-name="P11">Gehitu: ID hori duen kurtsoa jada existitzen da.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p text:style-name="P9"/>
      <text:p text:style-name="P15"/>
      <text:p text:style-name="P15"/>
      <text:p text:style-name="P15"/>
      <text:p text:style-name="P15"/>
      <text:p text:style-name="P15"/>
      <text:list xml:id="list357911590" text:continue-list="list1111207727" text:style-name="L3">
        <text:list-item>
          <text:p text:style-name="P10"><text:soft-page-break/><text:span text:style-name="T15">Instalazioak tratatu</text:span></text:p>
        </text:list-item>
      </text:list>
      <text:list xml:id="list1734454256" text:continue-list="list1382817034" text:style-name="L2">
        <text:list-item>
          <text:p text:style-name="P17">Nola hasi eta amaitzen da E.Ka</text:p>
          <text:list>
            <text:list-item>
              <text:p text:style-name="P13">Hasi: <text:span text:style-name="T2">Administratzailea kautotuta dago eta bere hasierako web orrialdean.</text:span></text:p>
            </text:list-item>
            <text:list-item>
              <text:p text:style-name="P2"><text:span text:style-name="T20">Amaiera: </text:span><text:span text:style-name="T19">Administratzaileak polikiroldegiaren monitoreak kudeatu ditu</text:span><text:span text:style-name="T20"> 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2"><text:span text:style-name="T19">Administratzailea listatik instalazio bat aukeratu eta onako botoietako baten klikatu dezake: Aldatu || Ezabatu || Kontsultatu. Instalazio berri bat gehitu nahi baldin badu bakarrik Gehitu botoian klikatu.</text:span></text:p>
              <text:list>
                <text:list-item>
                  <text:p text:style-name="P2"><text:span text:style-name="T19">Aldatu: Instalazioaren datuak dituen formulario bat agertuko da, nahi diren datuak aldatu, eta Onartu botoian klikatu.</text:span></text:p>
                </text:list-item>
                <text:list-item>
                  <text:p text:style-name="P2"><text:span text:style-name="T19">Ezabatu: Konfirmatzeko mezu bat agertuko da, Bai klikatzen bada, <text:s/>instalazioa sistematik ezabatua izango da.</text:span></text:p>
                </text:list-item>
                <text:list-item>
                  <text:p text:style-name="P2"><text:span text:style-name="T19">Kontsultatu: Instalazioaren informazio guztia beste interfaze baten ikusteko funtzionalitatea: ordutegia, ...</text:span></text:p>
                </text:list-item>
                <text:list-item>
                  <text:p text:style-name="P2"><text:span text:style-name="T19">Gehitu: Formulario bat agertuko da, <text:s/>instalazio berri bat sisteman gehitzeko. </text:span></text:p>
                </text:list-item>
              </text:list>
            </text:list-item>
            <text:list-item>
              <text:p text:style-name="P11">Aurrekoetako bat egin ondoren, hasierako orrialdera bideratua izango da.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Aldatu/Gehitu: Inolako errorerik baldin badago idazkeran.</text:p>
              <text:list>
                <text:list-item>
                  <text:p text:style-name="P11">Errore mezua.</text:p>
                </text:list-item>
              </text:list>
            </text:list-item>
            <text:list-item>
              <text:p text:style-name="P2"><text:span text:style-name="T19">Gehitu: ID hori duen instalazioa jada existitzen da.</text:span>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  <text:p text:style-name="P9"/>
      <text:list xml:id="list1272695119" text:continue-list="list357911590" text:style-name="L3">
        <text:list-item>
          <text:p text:style-name="P3"><text:span text:style-name="T19">Espezialitateak</text:span> kudeatu</text:p>
        </text:list-item>
      </text:list>
      <text:list xml:id="list1033473518" text:continue-list="list1734454256" text:style-name="L2">
        <text:list-item>
          <text:p text:style-name="P17">Nola hasi eta amaitzen da E.Ka</text:p>
          <text:list>
            <text:list-item>
              <text:p text:style-name="P13">Hasi: <text:span text:style-name="T2">Administratzailea kautotuta dago eta bere hasierako web orrialdean.</text:span></text:p>
            </text:list-item>
            <text:list-item>
              <text:p text:style-name="P13">Amaiera: <text:span text:style-name="T2">Administratzaileak polikiroldegiaren bezeroak kudeatu ditu.</text:span></text:p>
            </text:list-item>
          </text:list>
        </text:list-item>
        <text:list-item>
          <text:p text:style-name="P17">Gertaeren fluxu normala.</text:p>
          <text:list>
            <text:list-item>
              <text:p text:style-name="P2"><text:span text:style-name="T19">Administratzailea listatik espezialitate bat aukeratu eta onako botoietako baten klikatu dezake: Aldatu || Ezabatu || Kontsultatu. Espezialitate berri bat gehitu nahi baldin badu bakarrik Gehitu botoian klikatu.</text:span></text:p>
              <text:list>
                <text:list-item>
                  <text:p text:style-name="P2"><text:span text:style-name="T19">Aldatu: Espezialitatearen datuak dituen formulario bat agertuko da, nahi diren datuak aldatu, eta Onartu botoian klikatu.</text:span></text:p>
                </text:list-item>
                <text:list-item>
                  <text:p text:style-name="P2"><text:span text:style-name="T19">Ezabatu: Konfirmatzeko mezu bat agertuko da, Bai klikatzen bada, espezialitatea sistematik ezabatua izango da.</text:span></text:p>
                </text:list-item>
                <text:list-item>
                  <text:p text:style-name="P2"><text:span text:style-name="T19">Kontsultatu: Espezialitatearen informazio guztia beste interfaze baten ikusteko funtzionalitatea.</text:span></text:p>
                </text:list-item>
                <text:list-item>
                  <text:p text:style-name="P2"><text:span text:style-name="T19">Gehitu: Formulario bat agertuko da, <text:s/>espezialitate berri bat sisteman gehitzeko.</text:span></text:p>
                </text:list-item>
              </text:list>
            </text:list-item>
            <text:list-item>
              <text:p text:style-name="P11">Aurrekoetako bat egin ondoren, hasierako orrialdera bideratua izango da.</text:p>
              <text:p text:style-name="P11"><text:span text:style-name="T15"/></text:p>
            </text:list-item>
          </text:list>
        </text:list-item>
        <text:list-item>
          <text:p text:style-name="P17">Gertaeren fluxu ezohikoa.</text:p>
          <text:list>
            <text:list-item>
              <text:p text:style-name="P11">Aldatu/Gehitu: Inolako errorerik baldin badago idazkeran.</text:p>
              <text:list>
                <text:list-item>
                  <text:p text:style-name="P11">Errore mezua.</text:p>
                </text:list-item>
              </text:list>
            </text:list-item>
            <text:list-item>
              <text:p text:style-name="P2"><text:span text:style-name="T19">Gehitu: ID hori duen espezialitatea jada existitzen da.</text:span></text:p>
              <text:list>
                <text:list-item>
                  <text:p text:style-name="P11">Errore mezua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nai </meta:initial-creator>
    <meta:creation-date>2012-03-15T10:06:42</meta:creation-date>
    <dc:date>2012-03-15T12:09:07</dc:date>
    <dc:creator>Unai </dc:creator>
    <meta:editing-duration>PT02H02M27S</meta:editing-duration>
    <meta:editing-cycles>12</meta:editing-cycles>
    <meta:generator>OpenOffice.org/3.2$Unix OpenOffice.org_project/320m12$Build-9483</meta:generator>
    <meta:document-statistic meta:table-count="0" meta:image-count="0" meta:object-count="0" meta:page-count="8" meta:paragraph-count="220" meta:word-count="1908" meta:character-count="13237"/>
  </office:meta>
</office:document-meta>
</file>